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Open Sans" svg:font-family="'Open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8.5cm" style:rel-column-width="32766*"/>
    </style:style>
    <style:style style:name="Tabelle2.B" style:family="table-column">
      <style:table-column-properties style:column-width="8.5cm" style:rel-column-width="32769*"/>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Zeitplan" style:family="table">
      <style:table-properties style:width="17cm" table:align="margins"/>
    </style:style>
    <style:style style:name="Zeitplan.A" style:family="table-column">
      <style:table-column-properties style:column-width="8.5cm" style:rel-column-width="32767*"/>
    </style:style>
    <style:style style:name="Zeitplan.B" style:family="table-column">
      <style:table-column-properties style:column-width="8.5cm" style:rel-column-width="32768*"/>
    </style:style>
    <style:style style:name="Zeitplan.A1" style:family="table-cell">
      <style:table-cell-properties fo:padding="0.097cm" fo:border-left="0.002cm solid #000000" fo:border-right="none" fo:border-top="0.002cm solid #000000" fo:border-bottom="0.002cm solid #000000"/>
    </style:style>
    <style:style style:name="Zeitplan.B1" style:family="table-cell">
      <style:table-cell-properties fo:padding="0.097cm" fo:border="0.002cm solid #000000"/>
    </style:style>
    <style:style style:name="Zeitplan.A2" style:family="table-cell">
      <style:table-cell-properties fo:padding="0.097cm" fo:border-left="0.002cm solid #000000" fo:border-right="none" fo:border-top="none" fo:border-bottom="0.002cm solid #000000"/>
    </style:style>
    <style:style style:name="Zeitplan.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40pt" fo:font-weight="bold" style:font-size-asian="40pt" style:font-weight-asian="bold" style:font-size-complex="40pt" style:font-weight-complex="bold"/>
    </style:style>
    <style:style style:name="P3" style:family="paragraph" style:parent-style-name="Text_20_body">
      <style:paragraph-properties fo:text-align="center" style:justify-single-word="false"/>
      <style:text-properties style:font-name="Arial" fo:font-size="20pt" fo:font-weight="bold" style:font-size-asian="20pt" style:font-weight-asian="bold" style:font-size-complex="20pt" style:font-weight-complex="bold"/>
    </style:style>
    <style:style style:name="P4" style:family="paragraph" style:parent-style-name="Text_20_body">
      <style:paragraph-properties fo:text-align="center" style:justify-single-word="false"/>
      <style:text-properties style:font-name="Arial" fo:font-size="28pt" fo:font-weight="bold" style:font-size-asian="28pt" style:font-weight-asian="bold" style:font-size-complex="28pt" style:font-weight-complex="bold"/>
    </style:style>
    <style:style style:name="P5" style:family="paragraph" style:parent-style-name="Text_20_body">
      <style:paragraph-properties fo:text-align="start" style:justify-single-word="false"/>
    </style:style>
    <style:style style:name="P6" style:family="paragraph" style:parent-style-name="Text_20_body">
      <style:text-properties style:font-name="Times New Roman" fo:font-size="12pt" style:font-size-asian="12pt" style:font-size-complex="12pt"/>
    </style:style>
    <style:style style:name="P7" style:family="paragraph" style:parent-style-name="Footnote">
      <style:text-properties style:font-name="Times New Roman"/>
    </style:style>
    <style:style style:name="P8" style:family="paragraph" style:parent-style-name="Table_20_Contents">
      <style:text-properties fo:font-weight="bold" style:font-weight-asian="bold" style:font-weight-complex="bold"/>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Heading_20_1" style:list-style-name=""/>
    <style:style style:name="T1" style:family="text">
      <style:text-properties style:font-name="Open Sans" fo:font-size="10pt" style:font-name-asian="Open Sans" style:font-size-asian="10pt" style:font-name-complex="Open Sans" style:font-size-complex="10pt"/>
    </style:style>
    <style:style style:name="T2"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T3" style:family="text">
      <style:text-properties style:font-name="Times New Roman" fo:font-size="12pt" style:font-size-asian="12pt" style:font-size-complex="12pt"/>
    </style:style>
    <style:style style:name="T4" style:family="text">
      <style:text-properties style:font-name="Times New Roman" fo:font-size="12pt" style:font-name-asian="Open Sans" style:font-size-asian="12pt" style:font-name-complex="Open Sans" style:font-size-complex="12pt"/>
    </style:style>
    <style:style style:name="T5"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6" style:family="text">
      <style:text-properties style:font-name="Times New Roman" fo:font-size="12pt" fo:font-weight="bold" style:font-size-asian="12pt" style:font-weight-asian="bold" style:font-size-complex="12pt" style:font-weight-complex="bold"/>
    </style:style>
    <style:style style:name="T7" style:family="text">
      <style:text-properties fo:font-size="10pt" style:font-name-asian="Open Sans" style:font-size-asian="10pt" style:font-name-complex="Open Sans" style:font-size-complex="10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
      <text:p text:style-name="Text_20_body"/>
      <text:p text:style-name="Text_20_body"/>
      <text:p text:style-name="Text_20_body"/>
      <text:p text:style-name="P2">Exposè</text:p>
      <text:p text:style-name="P2"/>
      <text:p text:style-name="P3">drum-machine</text:p>
      <text:p text:style-name="P3">Caspar Raap</text:p>
      <text:p text:style-name="P3">W-Seminar: Software-Entwicklung</text:p>
      <text:p text:style-name="P4"/>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9">1.Extreme Programming<text:tab/>2</text:p>
          <text:p text:style-name="P10"><text:s/>1.1.Allgemein<text:tab/>2</text:p>
          <text:p text:style-name="P10"><text:s/>1.2.In diesem Projekt genutzte Elemente:<text:tab/>3</text:p>
          <text:p text:style-name="P9">2.Mein Thema<text:tab/>3</text:p>
          <text:p text:style-name="P10"><text:s/>2.1.Allgemeine Informationen<text:tab/>3</text:p>
          <text:p text:style-name="P10"><text:s/>2.2.Storycards<text:tab/>3</text:p>
          <text:p text:style-name="P10"><text:s/>2.3.Verortung in der Literatur<text:tab/>3</text:p>
          <text:p text:style-name="P9">3.Zeitplan<text:tab/>4</text:p>
          <text:p text:style-name="P9">4.Quellen<text:tab/>4</text:p>
        </text:index-body>
      </text:table-of-content>
      <text:p text:style-name="P5"/>
      <text:p text:style-name="P5"/>
      <text:p text:style-name="P5"/>
      <text:p text:style-name="P5"/>
      <text:h text:style-name="Heading_20_1" text:outline-level="1"><text:soft-page-break/>Extreme Programming</text:h>
      <text:h text:style-name="Heading_20_2" text:outline-level="2">Allgemein</text:h>
      <text:p text:style-name="Text_20_body">Extreme Programming ist eine agile Methode der Softwareentwicklung<text:note text:id="ftn1" text:note-class="footnote"><text:note-citation>1</text:note-citation><text:note-body><text:p text:style-name="Footnote">Wells, Don : <text:span text:style-name="T1">http://www.extremeprogramming.org</text:span></text:p></text:note-body></text:note>. Das Ziel von agilen Methoden ist es, eine kooperative, flexible Art der Softwareentwicklung in die Tat umzusetzen<text:note text:id="ftn2" text:note-class="footnote"><text:note-citation>2</text:note-citation><text:note-body><text:p text:style-name="Footnote">Wells, Don : <text:span text:style-name="T1">http://www.agile-process.org</text:span></text:p></text:note-body></text:note>. Agile Methoden hängen stark von den sie anwendenden Teams ab, so schreibt Don Wells : <text:span text:style-name="T3">„</text:span><text:span text:style-name="T2">The most important thing to know about Agile methods or processes is that there is no such thing. There are only Agile teams.</text:span><text:span text:style-name="T3">“</text:span><text:span text:style-name="T3"><text:note text:id="ftn3" text:note-class="footnote"><text:note-citation>3</text:note-citation><text:note-body><text:p text:style-name="Footnote">Wells, Don : http://www.agile-process.org</text:p></text:note-body></text:note></text:span><text:span text:style-name="T3">. Auch Extreme Programming setzt als eine agile Methode einen Schwerpunkt auf Teamwork. Das Team sollte sich, um möglichst effizient zu sein, selbst organisieren</text:span><text:span text:style-name="T3"><text:note text:id="ftn4" text:note-class="footnote"><text:note-citation>4</text:note-citation><text:note-body><text:p text:style-name="P7">Wells, Don : <text:span text:style-name="T7">http://www.extremeprogramming.org</text:span></text:p></text:note-body></text:note></text:span><text:span text:style-name="T3">. </text:span></text:p>
      <text:p text:style-name="P6"/>
      <text:p text:style-name="Text_20_body"><text:span text:style-name="T3">Extreme Programming beinhaltet 5 Grundwerte</text:span><text:span text:style-name="T3"><text:note text:id="ftn5" text:note-class="footnote"><text:note-citation>5</text:note-citation><text:note-body><text:p text:style-name="Footnote">Wells, Don : http://www.extremeprogramming.org/values.html</text:p></text:note-body></text:note></text:span><text:span text:style-name="T3">:</text:span></text:p>
      <text:p text:style-name="P6">Einfachheit: Das Team setzt alle nötigen und alle angefragten Features um, aber nicht mehr.</text:p>
      <text:p text:style-name="P6">Kommunikation: Jeder ist Teil des Teams und es wird an allen Teilen des Projekts zusammen gearbeitet. Deswegen ist regelmässige Kommunikation zwischen den Teammitgliedern essentiell.</text:p>
      <text:p text:style-name="P6">Rückmeldung: Es wird darauf geachtet, die Software früh und häufig vorzuführen und auf die daraus resultierenden Rückmeldungen zu reagieren.</text:p>
      <text:p text:style-name="P6">Respekt: Gegenseitiger Respekt ist eine der Grundlagen für eine funktionierende und ertragsreiche Zusammenarbeit.</text:p>
      <text:p text:style-name="P6">Mut: Es wird die Wahrheit über den Fortschritt und Einschätzungen gesagt. Es wird davon ausgegangen, dass das Projekt gelingt. Man braucht vor nichts Angst zu haben, da niemand alleine arbeitet. Es wird sich an Veränderungen angepasst, sobald sie eintreten.</text:p>
      <text:p text:style-name="P6"/>
      <text:p text:style-name="Text_20_body"><text:span text:style-name="T3">Ein Extreme Programming Projekt beginnt bei den ”User-Stories“. In den User-Stories beschreiben die Nutzer auf Storycards in jeweils ungefähr drei Sätzen Dinge, die die Software für sie beinhalten muss. Im Zuge dessen werden gleichzeitig die “Acceptance-Tests“ erstellt, mit denen man überprüfen kann, ob die Storycards erfüllt wurden</text:span><text:span text:style-name="T3"><text:note text:id="ftn6" text:note-class="footnote"><text:note-citation>6</text:note-citation><text:note-body><text:p text:style-name="Footnote">Wells, Don : http://www.extremeprogramming.org/rules/userstories.html</text:p></text:note-body></text:note></text:span><text:span text:style-name="T3">. Als nächstes wird beim “Release Planning“ ein Release Plan erstellt, in dem die Grundzüge des Projektes dargelegt werden. Der wichtigste Teil des Release Planning ist es, die Zeit, die man für die verschiedenen Storycards braucht, einzuschätzen und diese daraufhin in eine Reihenfolge zur Bearbeitung in Abhängigkeit der Wichtigkeit und der benötigten Zeit einzuordnen</text:span><text:span text:style-name="T3"><text:note text:id="ftn7" text:note-class="footnote"><text:note-citation>7</text:note-citation><text:note-body><text:p text:style-name="Footnote">Wells, Don : http://www.extremeprogramming.org/rules/planninggame.html</text:p></text:note-body></text:note></text:span><text:span text:style-name="T3">. Ein wichtiger Einfluss dabei ist die “Projekt Velocity“</text:span><text:span text:style-name="T3"><text:note text:id="ftn8" text:note-class="footnote"><text:note-citation>8</text:note-citation><text:note-body><text:p text:style-name="Footnote">Wells, Don : http://www.extremeprogramming.org/rules/velocity.html</text:p></text:note-body></text:note></text:span><text:span text:style-name="T3">die angibt, wie viele Storycards in einer bestimmten Zeit implementiert werden können. Als nächstes wird mit der Arbeit begonnen. Alle 1-3 Wochen wird eine neue Iteration der Software mit den neuesten Errungenschaften herausgegeben, die daraufhin mithilfe der Acceptance-Tests auf Funktionalität überprüft werden. Die Rückmeldungen, die von den Nutzern kommen, wird bei der nächsten Iteration mit in den Entwicklungsprozess einbezogen. Versionen, die die Zustimmung der Nutzer bekommen, werden in kleinen Releases veröffentlicht</text:span><text:span text:style-name="T3"><text:note text:id="ftn9" text:note-class="footnote"><text:note-citation>9</text:note-citation><text:note-body><text:p text:style-name="Footnote">Wells, Don : http://www.extremeprogramming.org/map/project.html</text:p></text:note-body></text:note></text:span><text:span text:style-name="T3">. Ein wichtiger Kniff in der technischen </text:span><text:soft-page-break/><text:span text:style-name="T3">Entwicklung ist, dass die Unit-Tests; Code der prüft, ob ein Softwareteil das tut, was es soll; vor dem eigentlichen Code programmiert werden. Dies ermöglicht, den Simpelsten Code zu schreiben, der die gewünschten Aufgaben erfüllt</text:span><text:span text:style-name="T3"><text:note text:id="ftn10" text:note-class="footnote"><text:note-citation>10</text:note-citation><text:note-body><text:p text:style-name="Footnote">Wells, Don : http://www.extremeprogramming.org/rules/testfirst.html</text:p></text:note-body></text:note></text:span><text:span text:style-name="T3">.</text:span></text:p>
      <text:p text:style-name="Text_20_body"/>
      <text:h text:style-name="Heading_20_2" text:outline-level="2">In diesem Projekt genutzte Elemente:</text:h>
      <text:p text:style-name="Text_20_body">In meinem Projekt möchte ich nicht alle Elemente des Extreme Programming einsetzen, da dies unpraktikabel wäre. Ich beschränke mich deshalb auf einige wenige, die auf die Größe meines Projektes passen.</text:p>
      <text:p text:style-name="Text_20_body">Umgesetzt werden :</text:p>
      <text:p text:style-name="Text_20_body">-Die 5 Grundwerte:<text:tab/>-Ich werde den Code darauf beschränken, nur das zu tun, was zur Erfüllung <text:tab/><text:tab/><text:tab/>der Storycards notwendig ist.</text:p>
      <text:p text:style-name="Text_20_body"><text:tab/><text:tab/><text:tab/>-Ich werde mich mit so vielen Leuten wie möglich konstruktiv über mein <text:tab/><text:tab/><text:tab/>Projekt austauschen.</text:p>
      <text:p text:style-name="Text_20_body"><text:tab/><text:tab/><text:tab/>-Ich werde die Rückmeldungen der Testnutzer und der <text:tab/><text:tab/><text:tab/><text:tab/><text:tab/><text:tab/>Kommunikationspartner ernst nehmen und berücksichtigen.</text:p>
      <text:p text:style-name="Text_20_body"><text:tab/><text:tab/><text:tab/>-Ich werde Mitwirkende (Testnutzer usw.) respektieren, egal, wie viel <text:tab/><text:tab/><text:tab/><text:tab/>Ahnung sie von der Materie haben.</text:p>
      <text:p text:style-name="Text_20_body"><text:tab/><text:tab/><text:tab/>-Ich werde nicht zögern, mir für dieses Projekt eventuell nötiges <text:tab/><text:tab/><text:tab/><text:tab/><text:tab/>Zusatzwissen anzueignen und schwierige Probleme oder Features offen <text:tab/><text:tab/><text:tab/><text:tab/>anzugehen.</text:p>
      <text:p text:style-name="Text_20_body"/>
      <text:p text:style-name="Text_20_body">-Das Grundmodell der Planung inklusive Storycards in Verbindung mit der Entwicklung und des seperaten Testens einzelner Iterationen</text:p>
      <text:h text:style-name="Heading_20_1" text:outline-level="1">Mein Thema</text:h>
      <text:h text:style-name="Heading_20_2" text:outline-level="2">Allgemeine Informationen</text:h>
      <text:p text:style-name="Text_20_body">Mein Projekt ist ein virtuelles Instrument mit dem Namen „Drum-Machine“, in dem man mithilfe von vier Schlagzeuggeräuschen Rythmen frei erstellen kann.</text:p>
      <text:h text:style-name="Heading_20_2" text:outline-level="2">Storycards</text:h>
      <table:table table:name="Tabelle2" table:style-name="Tabelle2">
        <table:table-column table:style-name="Tabelle2.A"/>
        <table:table-column table:style-name="Tabelle2.B"/>
        <table:table-row>
          <table:table-cell table:style-name="Tabelle2.A1" office:value-type="string">
            <text:p text:style-name="P8">Storycard</text:p>
          </table:table-cell>
          <table:table-cell table:style-name="Tabelle2.B1" office:value-type="string">
            <text:p text:style-name="P8">Testsituation</text:p>
          </table:table-cell>
        </table:table-row>
        <table:table-row>
          <table:table-cell table:style-name="Tabelle2.A2" office:value-type="string">
            <text:p text:style-name="Table_20_Contents">Die Software soll vier Töne(eines Schlagzeuges) besitzen</text:p>
          </table:table-cell>
          <table:table-cell table:style-name="Tabelle2.B2" office:value-type="string">
            <text:p text:style-name="Table_20_Contents">Es gibt vier Schlagzeuggeräusche</text:p>
          </table:table-cell>
        </table:table-row>
        <table:table-row>
          <table:table-cell table:style-name="Tabelle2.A2" office:value-type="string">
            <text:p text:style-name="Table_20_Contents">Das Abspielen der einzelnen Töne soll programmierbar sein</text:p>
          </table:table-cell>
          <table:table-cell table:style-name="Tabelle2.B2" office:value-type="string">
            <text:p text:style-name="Table_20_Contents">Man kann frei bestimmen, wann ein Geräusch im Takt abgespielt wird</text:p>
          </table:table-cell>
        </table:table-row>
        <table:table-row>
          <table:table-cell table:style-name="Tabelle2.A2" office:value-type="string">
            <text:p text:style-name="Table_20_Contents">Die Länge des programmierbaren Bereiches soll 2 Takte betragen</text:p>
          </table:table-cell>
          <table:table-cell table:style-name="Tabelle2.B2" office:value-type="string">
            <text:p text:style-name="Table_20_Contents">Es gibt 2 Takte, in denen man die Geräusche setzen kann</text:p>
          </table:table-cell>
        </table:table-row>
        <table:table-row>
          <table:table-cell table:style-name="Tabelle2.A2" office:value-type="string">
            <text:p text:style-name="Table_20_Contents">Jeder Takt soll in acht Noten aufgeteilt sein <text:soft-page-break/>(8tel-Noten) die einzeln ansteuerbar sind</text:p>
          </table:table-cell>
          <table:table-cell table:style-name="Tabelle2.B2" office:value-type="string">
            <text:p text:style-name="Table_20_Contents">In jedem Takt gibt es 8 voneinander gleich <text:soft-page-break/>entfernte Stellen an denen man Geräusche platzieren kann</text:p>
          </table:table-cell>
        </table:table-row>
        <table:table-row>
          <table:table-cell table:style-name="Tabelle2.A2" office:value-type="string">
            <text:p text:style-name="Table_20_Contents">Die Anzahl der 4tel-Noten pro Minute (”BPM“) soll frei wählbar sein</text:p>
          </table:table-cell>
          <table:table-cell table:style-name="Tabelle2.B2" office:value-type="string">
            <text:p text:style-name="Table_20_Contents">Es wird die angegebene Anzahl an Viertelnoten pro Minute in gleichmässigem Abstand gespielt</text:p>
          </table:table-cell>
        </table:table-row>
        <table:table-row>
          <table:table-cell table:style-name="Tabelle2.A2" office:value-type="string">
            <text:p text:style-name="Table_20_Contents">Das Abspielen der Töne soll pausierbar sein</text:p>
          </table:table-cell>
          <table:table-cell table:style-name="Tabelle2.B2" office:value-type="string">
            <text:p text:style-name="Table_20_Contents">Das Abspielen der Töne kann gestoppt und wieder gestartet werden</text:p>
          </table:table-cell>
        </table:table-row>
      </table:table>
      <text:p text:style-name="Text_20_body"/>
      <text:h text:style-name="Heading_20_2" text:outline-level="2">Verortung in der Literatur</text:h>
      <text:p text:style-name="Text_20_body">Man kann „Drum-Machine“ als einen Softwaresynthesizer einordnen, da es ein Programm zur Erzeugung von Ton ist<text:note text:id="ftn11" text:note-class="footnote"><text:note-citation>11</text:note-citation><text:note-body><text:p text:style-name="Footnote">https://en.wikipedia.org/wiki/Software_synthesizer</text:p></text:note-body></text:note>. Spezifischer ist das Programm als ein Software Sampler zu betrachten, also eine Software zur Emulierung der Funktionen eines Samplers<text:note text:id="ftn12" text:note-class="footnote"><text:note-citation>12</text:note-citation><text:note-body><text:p text:style-name="Footnote">https://en.wikipedia.org/wiki/Software_sampler</text:p></text:note-body></text:note>. Ein Sampler ist ein Instrument das aufgenommene Töne abspielen kann<text:note text:id="ftn13" text:note-class="footnote"><text:note-citation>13</text:note-citation><text:note-body><text:p text:style-name="Footnote">https://en.wikipedia.org/wiki/Sampler_(musical_instrument)</text:p></text:note-body></text:note>. Diese können in einer Reihenfolge programmiert und anschliessend abgespielt werden<text:note text:id="ftn14" text:note-class="footnote"><text:note-citation>14</text:note-citation><text:note-body><text:p text:style-name="Footnote">https://en.wikipedia.org/wiki/Sampler_(musical_instrument)</text:p></text:note-body></text:note>. Des Weiteren ist das Programm wie die meisten Sampler polyphon<text:note text:id="ftn15" text:note-class="footnote"><text:note-citation>15</text:note-citation><text:note-body><text:p text:style-name="Footnote">https://en.wikipedia.org/wiki/Sampler_(musical_instrument)</text:p></text:note-body></text:note><text:note text:id="ftn16" text:note-class="footnote"><text:note-citation>16</text:note-citation><text:note-body><text:p text:style-name="Footnote">https://de.wikipedia.org/wiki/Polyphonie_(Elektrophon)</text:p></text:note-body></text:note>.</text:p>
      <text:h text:style-name="Heading_20_1" text:outline-level="1">Zeitplan</text:h>
      <table:table table:name="Zeitplan" table:style-name="Zeitplan">
        <table:table-column table:style-name="Zeitplan.A"/>
        <table:table-column table:style-name="Zeitplan.B"/>
        <table:table-row>
          <table:table-cell table:style-name="Zeitplan.A1" office:value-type="string">
            <text:p text:style-name="Table_20_Contents">Bis 2.6.17</text:p>
          </table:table-cell>
          <table:table-cell table:style-name="Zeitplan.B1" office:value-type="string">
            <text:p text:style-name="Table_20_Contents">Exposè fertigstellen und abgeben</text:p>
          </table:table-cell>
        </table:table-row>
        <table:table-row>
          <table:table-cell table:style-name="Zeitplan.A2" office:value-type="string">
            <text:p text:style-name="Table_20_Contents">Bis 2.10.17</text:p>
          </table:table-cell>
          <table:table-cell table:style-name="Zeitplan.B2" office:value-type="string">
            <text:p text:style-name="Table_20_Contents">Arbeit fertigstellen mit Dokumentation</text:p>
          </table:table-cell>
        </table:table-row>
        <table:table-row>
          <table:table-cell table:style-name="Zeitplan.A2" office:value-type="string">
            <text:p text:style-name="Table_20_Contents">Bis 30.10.17</text:p>
          </table:table-cell>
          <table:table-cell table:style-name="Zeitplan.B2" office:value-type="string">
            <text:p text:style-name="Table_20_Contents">Formulierung fertigstellen</text:p>
          </table:table-cell>
        </table:table-row>
      </table:table>
      <text:p text:style-name="Text_20_body"/>
      <text:h text:style-name="Heading_20_1" text:outline-level="1">Quellen</text:h>
      <text:p text:style-name="Text_20_body"><text:span text:style-name="T5">Wells</text:span><text:span text:style-name="T3">, Don : </text:span><text:a xlink:type="simple" xlink:href="http://www.extremeprogramming.org/" text:style-name="Internet_20_link" text:visited-style-name="Visited_20_Internet_20_Link"><text:span text:style-name="T3">http://www.extremeprogramming.org</text:span></text:a><text:span text:style-name="T3"> , zuletzt abgerufen am 20.5.17</text:span></text:p>
      <text:p text:style-name="Text_20_body"><text:span text:style-name="T6">Wells</text:span><text:span text:style-name="T3">, Don : </text:span><text:a xlink:type="simple" xlink:href="http://www.agile-process.org/" text:style-name="Internet_20_link" text:visited-style-name="Visited_20_Internet_20_Link"><text:span text:style-name="T4">http://www.agile-process.org</text:span></text:a><text:span text:style-name="T4"> , zuletzt abgerufen am 20.5.17</text:span></text:p>
      <text:p text:style-name="Footnote"><text:a xlink:type="simple" xlink:href="https://en.wikipedia.org/wiki/Software_synthesizer" text:style-name="Internet_20_link" text:visited-style-name="Visited_20_Internet_20_Link"><text:span text:style-name="T4">https://en.wikipedia.org/wiki/Software_synthesizer</text:span></text:a><text:span text:style-name="T4"> , zuletzt abgerufen am 21.5.17</text:span></text:p>
      <text:p text:style-name="Footnote"><text:a xlink:type="simple" xlink:href="https://en.wikipedia.org/wiki/Software_sampler" text:style-name="Internet_20_link" text:visited-style-name="Visited_20_Internet_20_Link"><text:span text:style-name="T4">https://en.wikipedia.org/wiki/Software_sampler</text:span></text:a><text:span text:style-name="T4"> , zuletzt abgerufen am 21.5.17</text:span></text:p>
      <text:p text:style-name="Footnote"><text:a xlink:type="simple" xlink:href="https://en.wikipedia.org/wiki/Sampler_(musical_instrument" text:style-name="Internet_20_link" text:visited-style-name="Visited_20_Internet_20_Link"><text:span text:style-name="T4">https://en.wikipedia.org/wiki/Sampler_(musical_instrument</text:span></text:a><text:span text:style-name="T4">) , zuletzt abgerufen am 21.5.17</text:span></text:p>
      <text:p text:style-name="Footnote"><text:a xlink:type="simple" xlink:href="https://de.wikipedia.org/wiki/Polyphonie_(Elektrophon" text:style-name="Internet_20_link" text:visited-style-name="Visited_20_Internet_20_Link"><text:span text:style-name="T4">https://de.wikipedia.org/wiki/Polyphonie_(Elektrophon</text:span></text:a><text:span text:style-name="T4">) , zuletzt abgerufen am 21.5.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Open Sans" svg:font-family="'Open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w germany</meta:initial-creator>
    <meta:creation-date>2017-05-14T16:24:46</meta:creation-date>
    <dc:date>2017-06-02T16:11:17</dc:date>
    <dc:creator>daw germany</dc:creator>
    <meta:editing-duration>P1DT9H30S</meta:editing-duration>
    <meta:editing-cycles>13</meta:editing-cycles>
    <meta:generator>OpenOffice/4.1.2$Unix OpenOffice.org_project/412m3$Build-9782</meta:generator>
    <meta:printed-by>daw germany</meta:printed-by>
    <meta:print-date>2017-06-02T15:47:26</meta:print-date>
    <meta:document-statistic meta:table-count="2" meta:image-count="0" meta:object-count="0" meta:page-count="4" meta:paragraph-count="84" meta:word-count="956" meta:character-count="7293"/>
  </office:meta>
</office:document-meta>
</file>